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24" style:family="table">
      <style:table-properties style:width="9.151cm" table:align="margins"/>
    </style:style>
    <style:style style:name="Tableau24.A" style:family="table-column">
      <style:table-column-properties style:column-width="2.097cm" style:rel-column-width="15019*"/>
    </style:style>
    <style:style style:name="Tableau24.B" style:family="table-column">
      <style:table-column-properties style:column-width="1.764cm" style:rel-column-width="12632*"/>
    </style:style>
    <style:style style:name="Tableau24.C" style:family="table-column">
      <style:table-column-properties style:column-width="1.639cm" style:rel-column-width="11735*"/>
    </style:style>
    <style:style style:name="Tableau24.D" style:family="table-column">
      <style:table-column-properties style:column-width="2.004cm" style:rel-column-width="14349*"/>
    </style:style>
    <style:style style:name="Tableau24.E" style:family="table-column">
      <style:table-column-properties style:column-width="1.647cm" style:rel-column-width="11800*"/>
    </style:style>
    <style:style style:name="Tableau2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4.B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C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4.E1" style:family="table-cell" style:data-style-name="N0">
      <style:table-cell-properties style:vertical-align="middle" fo:padding-left="0.101cm" fo:padding-right="0.101cm" fo:padding-top="0cm" fo:padding-bottom="0cm" fo:border="0.5pt solid #000000"/>
    </style:style>
    <style:style style:name="Tableau2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2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E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5" style:family="table">
      <style:table-properties style:width="9.151cm" table:align="margins" fo:background-color="transparent">
        <style:background-image/>
      </style:table-properties>
    </style:style>
    <style:style style:name="Tableau25.A" style:family="table-column">
      <style:table-column-properties style:column-width="9.151cm" style:rel-column-width="65535*"/>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de9ad5" fo:padding="0.097cm" fo:border-left="0.5pt solid #000000" fo:border-right="0.5pt solid #000000" fo:border-top="0.5pt solid #000000" fo:border-bottom="none">
        <style:background-image/>
      </style:table-cell-properties>
    </style:style>
    <style:style style:name="Tableau25.A2" style:family="table-cell">
      <style:table-cell-properties style:vertical-align="middle" fo:padding="0.097cm" fo:border-left="0.5pt solid #000000" fo:border-right="0.5pt solid #000000" fo:border-top="none" fo:border-bottom="none"/>
    </style:style>
    <style:style style:name="Tableau25.A3"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9.151cm" table:align="margins" fo:background-color="transparent">
        <style:background-image/>
      </style:table-properties>
    </style:style>
    <style:style style:name="Table1.A" style:family="table-column">
      <style:table-column-properties style:column-width="9.151cm" style:rel-column-width="65535*"/>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e9ad5" fo:padding="0.097cm" fo:border-left="0.5pt solid #000000" fo:border-right="0.5pt solid #000000" fo:border-top="0.5pt solid #000000" fo:border-bottom="none">
        <style:background-image/>
      </style:table-cell-properties>
    </style:style>
    <style:style style:name="Table1.A2" style:family="table-cell">
      <style:table-cell-properties style:vertical-align="middle" fo:padding="0.097cm" fo:border-left="0.5pt solid #000000" fo:border-right="0.5pt solid #000000" fo:border-top="none" fo:border-bottom="none"/>
    </style:style>
    <style:style style:name="Table1.A3" style:family="table-cell">
      <style:table-cell-properties style:vertical-align="middle" fo:padding="0.097cm" fo:border-left="0.5pt solid #000000" fo:border-right="0.5pt solid #000000" fo:border-top="none" fo:border-bottom="0.5pt solid #000000"/>
    </style:style>
    <style:style style:name="Tableau26" style:family="table">
      <style:table-properties style:width="6.151cm" fo:margin-left="1.499cm" fo:margin-right="1.501cm" table:align="margins"/>
    </style:style>
    <style:style style:name="Tableau26.A" style:family="table-column">
      <style:table-column-properties style:column-width="2.051cm" style:rel-column-width="21857*"/>
    </style:style>
    <style:style style:name="Tableau26.C" style:family="table-column">
      <style:table-column-properties style:column-width="2.048cm" style:rel-column-width="21821*"/>
    </style:style>
    <style:style style:name="Tableau26.1" style:family="table-row">
      <style:table-row-properties style:min-row-height="0.499cm"/>
    </style:style>
    <style:style style:name="Tableau26.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padding="0.097cm" fo:border-left="0.5pt solid #000000" fo:border-right="none" fo:border-top="0.5pt solid #000000" fo:border-bottom="0.5pt solid #000000"/>
    </style:style>
    <style:style style:name="Tableau26.C1" style:family="table-cell">
      <style:table-cell-properties style:vertical-align="middle" fo:padding="0.097cm" fo:border="0.5pt solid #000000"/>
    </style:style>
    <style:style style:name="Tableau26.2" style:family="table-row">
      <style:table-row-properties style:row-height="0.801cm"/>
    </style:style>
    <style:style style:name="Tableau26.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6.B2" style:family="table-cell">
      <style:table-cell-properties style:vertical-align="middle" fo:padding="0.097cm" fo:border-left="0.5pt solid #000000" fo:border-right="none" fo:border-top="none" fo:border-bottom="0.5pt solid #000000"/>
    </style:style>
    <style:style style:name="Tableau26.C2" style:family="table-cell">
      <style:table-cell-properties style:vertical-align="middle" fo:padding="0.097cm" fo:border-left="0.5pt solid #000000" fo:border-right="0.5pt solid #000000" fo:border-top="none" fo:border-bottom="0.5pt solid #000000"/>
    </style:style>
    <style:style style:name="Tableau29" style:family="table">
      <style:table-properties style:width="6.151cm" fo:margin-left="1.499cm" fo:margin-right="1.501cm" table:align="margins"/>
    </style:style>
    <style:style style:name="Tableau29.A" style:family="table-column">
      <style:table-column-properties style:column-width="2.051cm" style:rel-column-width="21857*"/>
    </style:style>
    <style:style style:name="Tableau29.C" style:family="table-column">
      <style:table-column-properties style:column-width="2.048cm" style:rel-column-width="21821*"/>
    </style:style>
    <style:style style:name="Tableau29.1" style:family="table-row">
      <style:table-row-properties style:min-row-height="0.499cm"/>
    </style:style>
    <style:style style:name="Tableau2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padding="0.097cm" fo:border-left="0.5pt solid #000000" fo:border-right="none" fo:border-top="0.5pt solid #000000" fo:border-bottom="0.5pt solid #000000"/>
    </style:style>
    <style:style style:name="Tableau29.C1" style:family="table-cell">
      <style:table-cell-properties style:vertical-align="middle" fo:padding="0.097cm" fo:border="0.5pt solid #000000"/>
    </style:style>
    <style:style style:name="Tableau29.2" style:family="table-row">
      <style:table-row-properties style:min-row-height="0.801cm"/>
    </style:style>
    <style:style style:name="Tableau2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9.B2" style:family="table-cell">
      <style:table-cell-properties style:vertical-align="middle" fo:padding="0.097cm" fo:border-left="0.5pt solid #000000" fo:border-right="none" fo:border-top="none" fo:border-bottom="0.5pt solid #000000"/>
    </style:style>
    <style:style style:name="Tableau29.C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_5f_Réponse_5f_Pointillés_5f_Grisés">
      <style:text-properties officeooo:paragraph-rsid="00c15675"/>
    </style:style>
    <style:style style:name="P23" style:family="paragraph" style:parent-style-name="_5f_Paragraphe_5f_Réponse_5f_Pointillés_5f_Grisés">
      <style:text-properties officeooo:paragraph-rsid="00c01d0d"/>
    </style:style>
    <style:style style:name="P24" style:family="paragraph" style:parent-style-name="_5f_Tableau_5f_Centré">
      <style:text-properties officeooo:paragraph-rsid="00b73da2"/>
    </style:style>
    <style:style style:name="P25" style:family="paragraph" style:parent-style-name="_5f_Tableau_5f_Centré_5f_Gras">
      <style:text-properties officeooo:paragraph-rsid="00b73da2"/>
    </style:style>
    <style:style style:name="P26" style:family="paragraph" style:parent-style-name="_5f_Tableau_5f_Centré">
      <style:text-properties officeooo:paragraph-rsid="00cbf812"/>
    </style:style>
    <style:style style:name="P27" style:family="paragraph" style:parent-style-name="_5f_Tableau_5f_Centré_5f_Gras">
      <style:text-properties officeooo:paragraph-rsid="00cbf812"/>
    </style:style>
    <style:style style:name="P28" style:family="paragraph" style:parent-style-name="_5f_Paragraphe_5f_Réponse_5f_Pointillés_5f_Grisés">
      <style:text-properties officeooo:paragraph-rsid="00d05bfe"/>
    </style:style>
    <style:style style:name="P29" style:family="paragraph" style:parent-style-name="Standard">
      <style:text-properties officeooo:paragraph-rsid="00ddd44f"/>
    </style:style>
    <style:style style:name="P30" style:family="paragraph" style:parent-style-name="_5f_Paragraphe_5f_Réponse_5f_Pointillés_5f_Grisés">
      <style:text-properties officeooo:paragraph-rsid="00d53724"/>
    </style:style>
    <style:style style:name="P31" style:family="paragraph" style:parent-style-name="_5f_Paragraphe_5f_Réponse_5f_Pointillés_5f_Grisés">
      <style:text-properties officeooo:paragraph-rsid="00e03d9d"/>
    </style:style>
    <style:style style:name="P32" style:family="paragraph" style:parent-style-name="_5f_Paragraphe_5f_Réponse_5f_Pointillés_5f_Grisés">
      <style:text-properties officeooo:paragraph-rsid="00e1db8b"/>
    </style:style>
    <style:style style:name="P33" style:family="paragraph" style:parent-style-name="_5f_Premier_5f_Titre_5f_Exercices_5f_avec_5f_Num_5f_Exo_5f_sans_5f_Titre" style:list-style-name="_5f_Numérotation_20_des_20_exercices"/>
    <style:style style:name="P34" style:family="paragraph" style:parent-style-name="Footer">
      <style:text-properties officeooo:rsid="00178920" officeooo:paragraph-rsid="00178920"/>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d45efc" officeooo:paragraph-rsid="00d45efc"/>
    </style:style>
    <style:style style:name="P38" style:family="paragraph" style:parent-style-name="_5f_Footer_20_page_20_paire_20__28_G_29_">
      <style:text-properties officeooo:rsid="00f0da56" officeooo:paragraph-rsid="00f0da56"/>
    </style:style>
    <style:style style:name="P39" style:family="paragraph" style:parent-style-name="_5f_Footer_20_page_20_paire_20__28_G_29_"/>
    <style:style style:name="P40" style:family="paragraph" style:parent-style-name="_5f_Header_20_D_20_page_20_paire_20__28_G_29_">
      <style:text-properties officeooo:rsid="00e03d9d" officeooo:paragraph-rsid="00e03d9d"/>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 style:list-style-name="_5f_Numérotation_20_des_20_exercices">
      <style:text-properties officeooo:paragraph-rsid="00d202c5"/>
    </style:style>
    <style:style style:name="P45" style:family="paragraph" style:parent-style-name="_5f_Paragraphe_5f_Réponse_5f_Elève" style:list-style-name="">
      <style:text-properties officeooo:paragraph-rsid="00d35219"/>
    </style:style>
    <style:style style:name="P46" style:family="paragraph" style:parent-style-name="_5f_Paragraphe_5f_Réponse_5f_Elève" style:list-style-name="">
      <style:paragraph-properties fo:text-align="center" style:justify-single-word="false"/>
    </style:style>
    <style:style style:name="P47" style:family="paragraph" style:parent-style-name="_5f_Paragraphe_5f_Réponse_5f_Elève" style:list-style-name="">
      <style:paragraph-properties fo:text-align="center" style:justify-single-word="false"/>
      <style:text-properties officeooo:paragraph-rsid="00cbf812"/>
    </style:style>
    <style:style style:name="P48" style:family="paragraph" style:parent-style-name="_5f_Paragraphe_5f_Réponse_5f_Elève" style:list-style-name="_5f_Numérotation_20_des_20_exercices"/>
    <style:style style:name="P49" style:family="paragraph" style:parent-style-name="_5f_Paragraphe_5f_Réponse_5f_Elève" style:list-style-name="_5f_Numérotation_20_des_20_exercices">
      <style:text-properties officeooo:paragraph-rsid="00d35219"/>
    </style:style>
    <style:style style:name="P50" style:family="paragraph" style:parent-style-name="_5f_Paragraphe_5f_Réponse_5f_Elève" style:list-style-name="_5f_Numérotation_20_des_20_exercices">
      <style:text-properties officeooo:paragraph-rsid="00e37dbf"/>
    </style:style>
    <style:style style:name="P51" style:family="paragraph" style:parent-style-name="_5f_Paragraphe_5f_Réponse_5f_Elève" style:list-style-name="_5f_Numérotation_20_des_20_exercices">
      <style:paragraph-properties fo:margin-top="0cm" fo:margin-bottom="0cm" style:contextual-spacing="false"/>
      <style:text-properties officeooo:paragraph-rsid="00bd823e"/>
    </style:style>
    <style:style style:name="P52" style:family="paragraph" style:parent-style-name="_5f_Paragraphe_5f_Réponse_5f_Pointillés_5f_Grisés" style:list-style-name="_5f_Numérotation_20_des_20_exercices">
      <style:text-properties officeooo:paragraph-rsid="00e3cb15"/>
    </style:style>
    <style:style style:name="P53" style:family="paragraph" style:parent-style-name="_5f_Paragraphe_5f_Réponse_5f_Pointillés_5f_Grisés">
      <style:text-properties officeooo:paragraph-rsid="00c15675"/>
    </style:style>
    <style:style style:name="P54" style:family="paragraph" style:parent-style-name="_5f_Paragraphe_5f_avec_5f_Num_5f_Question" style:list-style-name="_5f_Numérotation_20_des_20_exercices"/>
    <style:style style:name="P55" style:family="paragraph" style:parent-style-name="_5f_Paragraphe_5f_avec_5f_Num_5f_Question" style:list-style-name="_5f_Numérotation_20_des_20_exercices">
      <style:paragraph-properties fo:margin-top="0.099cm" fo:margin-bottom="0.099cm" style:contextual-spacing="false"/>
      <style:text-properties officeooo:paragraph-rsid="00d05bfe"/>
    </style:style>
    <style:style style:name="P56" style:family="paragraph" style:parent-style-name="_5f_Paragraphe_5f_avec_5f_Num_5f_Question" style:list-style-name="_5f_Numérotation_20_des_20_exercices">
      <style:text-properties officeooo:paragraph-rsid="00d05bfe"/>
    </style:style>
    <style:style style:name="P57" style:family="paragraph" style:parent-style-name="_5f_Paragraphe_5f_avec_5f_Num_5f_Question" style:list-style-name="_5f_Numérotation_20_des_20_exercices">
      <style:text-properties officeooo:paragraph-rsid="00b8100b"/>
    </style:style>
    <style:style style:name="P58" style:family="paragraph" style:parent-style-name="_5f_Paragraphe_5f_avec_5f_Num_5f_Question" style:list-style-name="_5f_Numérotation_20_des_20_exercices">
      <style:text-properties officeooo:paragraph-rsid="00d202c5"/>
    </style:style>
    <style:style style:name="P59" style:family="paragraph" style:parent-style-name="_5f_Paragraphe_5f_avec_5f_Num_5f_Question" style:list-style-name="_5f_Numérotation_20_des_20_exercices">
      <style:text-properties officeooo:paragraph-rsid="00d2adb7"/>
    </style:style>
    <style:style style:name="P60" style:family="paragraph" style:parent-style-name="_5f_Paragraphe_5f_avec_5f_Num_5f_Question" style:list-style-name="_5f_Numérotation_20_des_20_exercices">
      <style:text-properties officeooo:paragraph-rsid="00b9923c"/>
    </style:style>
    <style:style style:name="P61" style:family="paragraph" style:parent-style-name="_5f_Paragraphe_5f_avec_5f_Num_5f_Question" style:list-style-name="_5f_Numérotation_20_des_20_exercices">
      <style:text-properties officeooo:paragraph-rsid="00d9a84f"/>
    </style:style>
    <style:style style:name="P62" style:family="paragraph" style:parent-style-name="_5f_Paragraphe_5f_avec_5f_Num_5f_Question" style:list-style-name="_5f_Numérotation_20_des_20_exercices">
      <style:paragraph-properties fo:margin-top="0.199cm" fo:margin-bottom="0.101cm" style:contextual-spacing="false"/>
    </style:style>
    <style:style style:name="P63" style:family="paragraph" style:parent-style-name="_5f_Paragraphe_5f_avec_5f_Num_5f_Question">
      <style:paragraph-properties fo:margin-top="0.199cm" fo:margin-bottom="0.199cm" style:contextual-spacing="false"/>
    </style:style>
    <style:style style:name="P64"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fo:break-before="page"/>
    </style:style>
    <style:style style:name="P65" style:family="paragraph" style:parent-style-name="_5f_Titre_5f_Exercices_5f_avec_5f_Titre" style:list-style-name="_5f_Numérotation_20_des_20_exercices">
      <style:text-properties officeooo:paragraph-rsid="00c15675"/>
    </style:style>
    <style:style style:name="P66" style:family="paragraph" style:parent-style-name="_5f_Titre_5f_Exercices_5f_sans_5f_Titre" style:list-style-name="_5f_Numérotation_20_des_20_exercices"/>
    <style:style style:name="P67" style:family="paragraph" style:parent-style-name="_5f_Titre_5f_Exercices_5f_sans_5f_Titre" style:list-style-name="_5f_Numérotation_20_des_20_exercices">
      <style:paragraph-properties fo:margin-top="0.199cm" fo:margin-bottom="0cm" style:contextual-spacing="false"/>
    </style:style>
    <style:style style:name="P68" style:family="paragraph" style:parent-style-name="_5f_Titre_5f_Exercices_5f_sans_5f_Titre" style:list-style-name="_5f_Numérotation_20_des_20_exercices">
      <style:text-properties officeooo:paragraph-rsid="00d7252b"/>
    </style:style>
    <style:style style:name="P69" style:family="paragraph" style:parent-style-name="_5f_Titre_5f_Exercices_5f_sans_5f_Titre" style:list-style-name="_5f_Numérotation_20_des_20_exercices">
      <style:text-properties officeooo:paragraph-rsid="00c15675"/>
    </style:style>
    <style:style style:name="P70" style:family="paragraph" style:parent-style-name="_5f_Titre_5f_Exercices_5f_sans_5f_Titre" style:list-style-name="_5f_Numérotation_20_des_20_exercices">
      <style:text-properties officeooo:paragraph-rsid="00e3cb15"/>
    </style:style>
    <style:style style:name="P71" style:family="paragraph" style:parent-style-name="_5f_Titre_5f_Exercices_5f_sans_5f_Titre">
      <style:text-properties officeooo:paragraph-rsid="00e3cb15"/>
    </style:style>
    <style:style style:name="P7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writing-mode="lr-tb"/>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writing-mode="lr-tb"/>
    </style:style>
    <style:style style:name="P7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style:paragraph-properties fo:text-align="center"/>
    </style:style>
    <style:style style:name="P79" style:family="paragraph">
      <loext:graphic-properties draw:fill="none" draw:fill-color="#ffffff"/>
      <style:paragraph-properties fo:text-align="center"/>
      <style:text-properties style:font-name="Bitstream Vera Sans1" fo:font-size="10pt" fo:font-weight="normal" style:font-weight-asian="normal" style:font-weight-complex="normal"/>
    </style:style>
    <style:style style:name="P8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81" style:family="paragraph">
      <loext:graphic-properties draw:fill="solid" draw:fill-color="#d7e12c"/>
    </style:style>
    <style:style style:name="P82" style:family="paragraph">
      <loext:graphic-properties draw:fill="solid" draw:fill-color="#1ca2b8"/>
    </style:style>
    <style:style style:name="P83" style:family="paragraph">
      <loext:graphic-properties draw:fill="solid" draw:fill-color="#9d0f89"/>
    </style:style>
    <style:style style:name="P84" style:family="paragraph">
      <loext:graphic-properties draw:fill="solid" draw:fill-color="#7fb241"/>
    </style:style>
    <style:style style:name="P8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e03d9d"/>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c1567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d0d377" style:font-weight-asian="normal" style:font-weight-complex="normal"/>
    </style:style>
    <style:style style:name="T33" style:family="text">
      <style:text-properties fo:font-weight="normal" officeooo:rsid="00d202c5" style:font-weight-asian="normal" style:font-weight-complex="normal"/>
    </style:style>
    <style:style style:name="T34" style:family="text">
      <style:text-properties fo:font-weight="normal" officeooo:rsid="00e1db8b" style:font-weight-asian="normal" style:font-weight-complex="normal"/>
    </style:style>
    <style:style style:name="T35" style:family="text">
      <style:text-properties officeooo:rsid="00b8100b"/>
    </style:style>
    <style:style style:name="T36" style:family="text">
      <style:text-properties officeooo:rsid="00b9923c"/>
    </style:style>
    <style:style style:name="T37" style:family="text">
      <style:text-properties officeooo:rsid="00cb92a4"/>
    </style:style>
    <style:style style:name="T38"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39"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40" style:family="text">
      <style:text-properties style:use-window-font-color="true" loext:opacity="0%" officeooo:rsid="00e21fc0" fo:background-color="transparent" loext:char-shading-value="0"/>
    </style:style>
    <style:style style:name="T41" style:family="text">
      <style:text-properties style:use-window-font-color="true" loext:opacity="0%" officeooo:rsid="00e20aca" fo:background-color="transparent" loext:char-shading-value="0"/>
    </style:style>
    <style:style style:name="T42" style:family="text">
      <style:text-properties officeooo:rsid="00ce0508"/>
    </style:style>
    <style:style style:name="T43" style:family="text">
      <style:text-properties officeooo:rsid="00e20aca"/>
    </style:style>
    <style:style style:name="T44" style:family="text">
      <style:text-properties officeooo:rsid="00d05bfe"/>
    </style:style>
    <style:style style:name="T45" style:family="text">
      <style:text-properties officeooo:rsid="00d4da44"/>
    </style:style>
    <style:style style:name="T46" style:family="text">
      <style:text-properties officeooo:rsid="00e3d21e"/>
    </style:style>
    <style:style style:name="T47" style:family="text">
      <style:text-properties officeooo:rsid="00da0e19"/>
    </style:style>
    <style:style style:name="T48" style:family="text">
      <style:text-properties officeooo:rsid="00e1db8b"/>
    </style:style>
    <style:style style:name="T49" style:family="text">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0" style:family="text">
      <style:text-properties style:font-name="Bitstream Vera Sans1" fo:font-size="10pt" fo:font-weight="normal" style:font-weight-asian="normal" style:font-weight-complex="normal"/>
    </style:style>
    <style:style style:name="T51"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gr1"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8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86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15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91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 style:family="graphic">
      <style:graphic-properties loext:decorative="false" style:run-through="foreground" style:vertical-pos="from-top" style:horizontal-pos="from-left" style:horizontal-rel="paragraph" draw:wrap-influence-on-position="once-concurrent" loext:allow-overlap="true" style:flow-with-text="false"/>
    </style:style>
    <style:style style:name="gr11" style:family="graphic">
      <style:graphic-properties svg:stroke-width="0.019cm" draw:marker-start="Dimension_20_Lines" draw:marker-start-width="0.199cm" draw:marker-end="Dimension_20_Lines" draw:marker-end-width="0.199cm" draw:textarea-horizontal-align="center" draw:textarea-vertical-align="middle" fo:padding-top="0.009cm" fo:padding-bottom="0.009cm" fo:padding-left="0.009cm" fo:padding-right="0.009cm" loext:decorative="false" style:run-through="foreground"/>
    </style:style>
    <style:style style:name="gr12" style:family="graphic">
      <style:graphic-properties draw:stroke="none" svg:stroke-width="0.019cm" svg:stroke-color="#000000" draw:fill="none" draw:fill-color="#ffffff" fo:min-height="0.566cm" loext:decorative="false" style:run-through="foreground"/>
      <style:paragraph-properties style:writing-mode="lr-tb"/>
    </style:style>
    <style:style style:name="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64" text:outline-level="1"><text:span text:style-name="_5f_Caractères">Sur un plan</text:span></text:h>
          <text:list>
            <text:list-item>
              <text:p text:style-name="P55"><text:span text:style-name="_5f_Caractères"><text:span text:style-name="T43">U</text:span></text:span><text:span text:style-name="_5f_Caractères">n plan </text:span><text:span text:style-name="_5f_Caractères"><text:span text:style-name="T43">a été</text:span></text:span><text:span text:style-name="_5f_Caractères"> réalisé à l’échelle. Complète le tableau </text:span><text:span text:style-name="_5f_Caractères"><text:span text:style-name="T43">suivant :</text:span></text:span></text:p>
            </text:list-item>
          </text:list>
        </text:list-item>
      </text:list>
      <table:table table:name="Tableau24" table:style-name="Tableau24">
        <table:table-column table:style-name="Tableau24.A"/>
        <table:table-column table:style-name="Tableau24.B"/>
        <table:table-column table:style-name="Tableau24.C"/>
        <table:table-column table:style-name="Tableau24.D"/>
        <table:table-column table:style-name="Tableau24.E"/>
        <table:table-header-rows>
          <table:table-row>
            <table:table-cell table:style-name="Tableau24.A1" office:value-type="string">
              <text:h text:style-name="_5f_Tableau_5f_Centré_5f_Gras" text:outline-level="1"><text:span text:style-name="_5f_Caractères">Dimen­sions sur le plan (en cm)</text:span></text:h>
            </table:table-cell>
            <table:table-cell table:style-name="Tableau24.B1" office:value-type="float" office:value="1">
              <text:h text:style-name="_5f_Tableau_5f_Centré_5f_Gras" text:outline-level="1"><text:span text:style-name="_5f_Caractères"><text:span text:style-name="T31">1</text:span></text:span></text:h>
            </table:table-cell>
            <table:table-cell table:style-name="Tableau24.C1" office:value-type="float" office:value="5">
              <text:h text:style-name="_5f_Tableau_5f_Centré_5f_Gras" text:outline-level="1"><text:span text:style-name="_5f_Caractères"><text:span text:style-name="T31">5</text:span></text:span></text:h>
            </table:table-cell>
            <table:table-cell table:style-name="Tableau24.D1" office:value-type="string">
              <text:h text:style-name="_5f_Tableau_5f_Centré_5f_Gras" text:outline-level="1"><text:span text:style-name="_5f_Caractères"><text:span text:style-name="T31"/></text:span></text:h>
            </table:table-cell>
            <table:table-cell table:style-name="Tableau24.E1" office:value-type="float" office:value="30">
              <text:h text:style-name="_5f_Tableau_5f_Centré_5f_Gras" text:outline-level="1"><text:span text:style-name="_5f_Caractères"><text:span text:style-name="T31">30</text:span></text:span></text:h>
            </table:table-cell>
          </table:table-row>
        </table:table-header-rows>
        <table:table-row>
          <table:table-cell table:style-name="Tableau24.A2" office:value-type="string">
            <text:h text:style-name="_5f_Tableau_5f_Centré_5f_Gras" text:outline-level="1"><text:span text:style-name="_5f_Caractères">Dimen­sions réelles (en cm)</text:span></text:h>
          </table:table-cell>
          <table:table-cell table:style-name="Tableau24.B2" office:value-type="string">
            <text:h text:style-name="_5f_Tableau_5f_Centré" text:outline-level="1"><text:span text:style-name="_5f_Caractères">400 000</text:span></text:h>
          </table:table-cell>
          <table:table-cell table:style-name="Tableau24.C2" office:value-type="string">
            <text:h text:style-name="_5f_Tableau_5f_Centré" text:outline-level="1"><text:span text:style-name="_5f_Caractères"/></text:h>
          </table:table-cell>
          <table:table-cell table:style-name="Tableau24.D2" office:value-type="string">
            <text:h text:style-name="_5f_Tableau_5f_Centré" text:outline-level="1"><text:span text:style-name="_5f_Caractères">5 000 000</text:span></text:h>
          </table:table-cell>
          <table:table-cell table:style-name="Tableau24.E2" office:value-type="string">
            <text:h text:style-name="_5f_Tableau_5f_Centré" text:outline-level="1"><text:span text:style-name="_5f_Caractères"/></text:h>
          </table:table-cell>
        </table:table-row>
      </table:table>
      <text:list text:continue-numbering="true" text:style-name="_5f_Numérotation_20_des_20_exercices">
        <text:list-item>
          <text:list>
            <text:list-item>
              <text:p text:style-name="P56"><text:span text:style-name="_5f_Caractères">Combien de kilomètres </text:span><text:span text:style-name="_5f_Caractères"><text:span text:style-name="T43">cela repré</text:span></text:span><text:span text:style-name="_5f_Caractères"><text:span text:style-name="T44">se</text:span></text:span><text:span text:style-name="_5f_Caractères"><text:span text:style-name="T43">nte-t-il</text:span></text:span><text:span text:style-name="_5f_Caractères"> en réalité</text:span><text:span text:style-name="_5f_Caractères"><text:span text:style-name="T43"> </text:span></text:span><text:span text:style-name="_5f_Caractères">?</text:span></text:p>
            </text:list-item>
          </text:list>
        </text:list-item>
      </text:list>
      <text:p text:style-name="P28"><text:span text:style-name="_5f_Caractères"><text:tab/><text:tab/><text:tab/></text:span></text:p>
      <text:list text:continue-numbering="true" text:style-name="_5f_Numérotation_20_des_20_exercices">
        <text:list-item>
          <text:h text:style-name="P67" text:outline-level="1"><text:span text:style-name="_5f_Caractères">Complète.</text:span></text:h>
          <text:list>
            <text:list-item>
              <text:p text:style-name="P57"><text:span text:style-name="_5f_Caractères"><text:span text:style-name="T35">Pour une échelle au deux millièmes :</text:span></text:span></text:p>
            </text:list-item>
          </text:list>
          <text:h text:style-name="P44" text:outline-level="1"><text:span text:style-name="_5f_Caractères"><text:span text:style-name="T40">Complète les phrases suivantes</text:span></text:span><text:span text:style-name="_5f_Caractères"><text:span text:style-name="T41"> </text:span></text:span><text:span text:style-name="_5f_Caractères"><text:span text:style-name="T40">:</text:span></text:span></text:h>
        </text:list-item>
      </text:list>
      <table:table table:name="Tableau25" table:style-name="Tableau25">
        <table:table-column table:style-name="Tableau25.A"/>
        <table:table-row table:style-name="Tableau25.1">
          <table:table-cell table:style-name="Tableau25.A1" office:value-type="string">
            <text:h text:style-name="_5f_Tableau_5f_Centré_5f_Gras" text:outline-level="1"><text:span text:style-name="_5f_Caractères"><text:span text:style-name="T30">Échelle 1/2 000</text:span></text:span></text:h>
          </table:table-cell>
        </table:table-row>
        <table:table-row table:style-name="Tableau25.1">
          <table:table-cell table:style-name="Tableau25.A2" office:value-type="string">
            <text:h text:style-name="_5f_Tableau_5f_Centré_5f_Gras" text:outline-level="1"><text:span text:style-name="_5f_Caractères"><text:span text:style-name="T30">Plan <text:s text:c="26"/>Réalité</text:span></text:span></text:h>
          </table:table-cell>
        </table:table-row>
        <table:table-row table:style-name="Tableau25.1">
          <table:table-cell table:style-name="Tableau25.A3" office:value-type="string">
            <text:p text:style-name="P46"><text:span text:style-name="_5f_Caractères"><text:span text:style-name="T31">1 cm correspond à </text:span></text:span><text:span text:style-name="_5f_pointillés_20_gris"><text:span text:style-name="T31">…….</text:span></text:span><text:span text:style-name="_5f_Caractères"><text:span text:style-name="T31"> cm = </text:span></text:span><text:span text:style-name="_5f_pointillés_20_gris"><text:span text:style-name="T31">…….</text:span></text:span><text:span text:style-name="_5f_Caractères"><text:span text:style-name="T31"> m</text:span></text:span></text:p>
            <text:p text:style-name="P46"><text:span text:style-name="_5f_Caractères"><text:span text:style-name="T31">10 cm correspond</text:span></text:span><text:span text:style-name="_5f_Caractères"><text:span text:style-name="T32">ent</text:span></text:span><text:span text:style-name="_5f_Caractères"><text:span text:style-name="T31"> à </text:span></text:span><text:span text:style-name="_5f_pointillés_20_gris"><text:span text:style-name="T31">…….</text:span></text:span><text:span text:style-name="_5f_Caractères"><text:span text:style-name="T31"> cm = </text:span></text:span><text:span text:style-name="_5f_pointillés_20_gris"><text:span text:style-name="T31">…….</text:span></text:span><text:span text:style-name="_5f_Caractères"><text:span text:style-name="T31"> m</text:span></text:span></text:p>
            <text:p text:style-name="P47"><text:span text:style-name="_5f_pointillés_20_gris"><text:span text:style-name="T31">…….</text:span></text:span><text:span text:style-name="_5f_Caractères"><text:span text:style-name="T31"> cm correspond à </text:span></text:span><text:span text:style-name="_5f_pointillés_20_gris"><text:span text:style-name="T31">…….</text:span></text:span><text:span text:style-name="_5f_Caractères"><text:span text:style-name="T31"> cm = 18</text:span></text:span><text:span text:style-name="_5f_Caractères"><text:span text:style-name="T39"> </text:span></text:span><text:span text:style-name="_5f_Caractères"><text:span text:style-name="T31">m</text:span></text:span></text:p>
          </table:table-cell>
        </table:table-row>
      </table:table>
      <text:list text:continue-numbering="true" text:style-name="_5f_Numérotation_20_des_20_exercices">
        <text:list-item>
          <text:list>
            <text:list-item>
              <text:p text:style-name="P57"><text:span text:style-name="_5f_Caractères"><text:span text:style-name="T35">Pour une échelle au cinq-</text:span></text:span><text:span text:style-name="_5f_Caractères"><text:span text:style-name="T47">c</text:span></text:span><text:span text:style-name="_5f_Caractères"><text:span text:style-name="T35">ent</text:span></text:span><text:span text:style-name="_5f_Caractères"><text:span text:style-name="T47">s</text:span></text:span><text:span text:style-name="_5f_Caractères"><text:span text:style-name="T35"> millièmes :</text:span></text:span></text:p>
            </text:list-item>
          </text:list>
          <text:h text:style-name="P44" text:outline-level="1"><text:span text:style-name="_5f_Caractères"><text:span text:style-name="T40">Complète les phrases suivantes</text:span></text:span><text:span text:style-name="_5f_Caractères"><text:span text:style-name="T41"> </text:span></text:span><text:span text:style-name="_5f_Caractères"><text:span text:style-name="T40">:</text:span></text:span></text:h>
        </text:list-item>
      </text:list>
      <table:table table:name="Table1" table:style-name="Table1">
        <table:table-column table:style-name="Table1.A"/>
        <table:table-row table:style-name="Table1.1">
          <table:table-cell table:style-name="Table1.A1" office:value-type="string">
            <text:h text:style-name="P25" text:outline-level="1"><text:span text:style-name="_5f_Caractères"><text:span text:style-name="T30">Échelle 1/500 000</text:span></text:span></text:h>
          </table:table-cell>
        </table:table-row>
        <table:table-row>
          <table:table-cell table:style-name="Table1.A2" office:value-type="string">
            <text:h text:style-name="P24" text:outline-level="1"><text:span text:style-name="_5f_Caractères"><text:span text:style-name="T30">Plan <text:s text:c="24"/>Réalité</text:span></text:span></text:h>
          </table:table-cell>
        </table:table-row>
        <table:table-row>
          <table:table-cell table:style-name="Table1.A3" office:value-type="string">
            <text:p text:style-name="P46"><text:span text:style-name="_5f_Caractères"><text:span text:style-name="T31">1 cm correspond à </text:span></text:span><text:span text:style-name="_5f_pointillés_20_gris"><text:span text:style-name="T31">…….</text:span></text:span><text:span text:style-name="_5f_Caractères"><text:span text:style-name="T31"> cm = </text:span></text:span><text:span text:style-name="_5f_pointillés_20_gris"><text:span text:style-name="T31">…….</text:span></text:span><text:span text:style-name="_5f_Caractères"><text:span text:style-name="T31"> km</text:span></text:span></text:p>
            <text:p text:style-name="P46"><text:span text:style-name="_5f_Caractères"><text:span text:style-name="T31">25 cm correspond</text:span></text:span><text:span text:style-name="_5f_Caractères"><text:span text:style-name="T33">ent</text:span></text:span><text:span text:style-name="_5f_Caractères"><text:span text:style-name="T31"> à </text:span></text:span><text:span text:style-name="_5f_pointillés_20_gris"><text:span text:style-name="T31">…….</text:span></text:span><text:span text:style-name="_5f_Caractères"><text:span text:style-name="T31"> cm = </text:span></text:span><text:span text:style-name="_5f_pointillés_20_gris"><text:span text:style-name="T31">…….</text:span></text:span><text:span text:style-name="_5f_Caractères"><text:span text:style-name="T31"> km</text:span></text:span></text:p>
            <text:p text:style-name="P47"><text:span text:style-name="_5f_pointillés_20_gris"><text:span text:style-name="T31">…….</text:span></text:span><text:span text:style-name="_5f_Caractères"><text:span text:style-name="T31"> cm correspond</text:span></text:span><text:span text:style-name="_5f_Caractères"><text:span text:style-name="T33">ent</text:span></text:span><text:span text:style-name="_5f_Caractères"><text:span text:style-name="T31"> à </text:span></text:span><text:span text:style-name="_5f_pointillés_20_gris"><text:span text:style-name="T31">…….</text:span></text:span><text:span text:style-name="_5f_Caractères"><text:span text:style-name="T31"> cm = 15</text:span></text:span><text:span text:style-name="_5f_Caractères"><text:span text:style-name="T39"> </text:span></text:span><text:span text:style-name="_5f_Caractères"><text:span text:style-name="T31">km</text:span></text:span></text:p>
          </table:table-cell>
        </table:table-row>
      </table:table>
      <text:list text:continue-numbering="true" text:style-name="_5f_Numérotation_20_des_20_exercices">
        <text:list-item>
          <text:h text:style-name="P66" text:outline-level="1"><text:span text:style-name="_5f_Caractères">Complète les phrases suivantes.</text:span></text:h>
          <text:list>
            <text:list-item>
              <text:p text:style-name="P58"><text:span text:style-name="_5f_Caractères"><text:span text:style-name="T43">Quand </text:span></text:span><text:span text:style-name="_5f_Caractères">1 cm sur </text:span><text:span text:style-name="_5f_Caractères"><text:span text:style-name="T43">un</text:span></text:span><text:span text:style-name="_5f_Caractères"> plan correspond à 50 cm en réalité, </text:span><text:span text:style-name="_5f_Caractères"><text:span text:style-name="T43">l’échelle du plan est de :  </text:span></text:span><text:span text:style-name="_5f_pointillés_20_gris"><text:span text:style-name="T43">....... </text:span></text:span><text:span text:style-name="_5f_Caractères">/ </text:span><text:span text:style-name="_5f_pointillés_20_gris">....... </text:span><text:span text:style-name="_5f_Caractères">.</text:span></text:p>
            </text:list-item>
            <text:list-item>
              <text:p text:style-name="P59"><text:span text:style-name="_5f_Caractères"><text:span text:style-name="T43">Quand </text:span></text:span><text:span text:style-name="_5f_Caractères">1 cm sur </text:span><text:span text:style-name="_5f_Caractères"><text:span text:style-name="T43">un</text:span></text:span><text:span text:style-name="_5f_Caractères"> plan correspond à 5</text:span><text:span text:style-name="_5f_Caractères"><text:span text:style-name="T43"> </text:span></text:span><text:span text:style-name="_5f_Caractères">0</text:span><text:span text:style-name="_5f_Caractères"><text:span text:style-name="T43">00</text:span></text:span><text:span text:style-name="_5f_Caractères"> cm en réalité, </text:span><text:span text:style-name="_5f_Caractères"><text:span text:style-name="T43">l’échelle du plan est de :  </text:span></text:span><text:span text:style-name="_5f_pointillés_20_gris"><text:span text:style-name="T43">....... </text:span></text:span><text:span text:style-name="_5f_Caractères"><text:span text:style-name="T43">/ </text:span></text:span><text:span text:style-name="_5f_pointillés_20_gris"><text:span text:style-name="T43">......</text:span></text:span><text:span text:style-name="_5f_pointillés_20_gris">....... </text:span><text:span text:style-name="_5f_Caractères">.</text:span></text:p>
            </text:list-item>
            <text:list-item>
              <text:p text:style-name="P59"><text:span text:style-name="_5f_Caractères"><text:span text:style-name="T43">Quand </text:span></text:span><text:span text:style-name="_5f_Caractères">1 cm sur </text:span><text:span text:style-name="_5f_Caractères"><text:span text:style-name="T43">un</text:span></text:span><text:span text:style-name="_5f_Caractères"> plan correspond à </text:span><text:span text:style-name="_5f_Caractères"><text:span text:style-name="T43">1</text:span></text:span><text:span text:style-name="_5f_Caractères"> </text:span><text:span text:style-name="_5f_Caractères"><text:span text:style-name="T43">k</text:span></text:span><text:span text:style-name="_5f_Caractères">m en réalité, </text:span><text:span text:style-name="_5f_Caractères"><text:span text:style-name="T43">l’échelle du plan est de :  </text:span></text:span><text:span text:style-name="_5f_pointillés_20_gris"><text:span text:style-name="T43">....... </text:span></text:span><text:span text:style-name="_5f_Caractères"><text:span text:style-name="T43">/ </text:span></text:span><text:span text:style-name="_5f_pointillés_20_gris"><text:span text:style-name="T43">.............  </text:span></text:span><text:span text:style-name="_5f_Caractères"><text:span text:style-name="T43">car </text:span></text:span><text:span text:style-name="_5f_Caractères">1 km = </text:span><text:span text:style-name="_5f_pointillés_20_gris">................. </text:span><text:span text:style-name="_5f_Caractères">cm.</text:span></text:p>
            </text:list-item>
          </text:list>
        </text:list-item>
        <text:list-item>
          <text:h text:style-name="P66" text:outline-level="1"><text:span text:style-name="_5f_Caractères">Sur un plan de maison à l’échelle 1/100, la salle à manger est représentée par un rectangle de 8 cm de long sur 6 cm de large. Quelles sont les dimensions réelles de cette pièce ?</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66" text:outline-level="1"><text:span text:style-name="_5f_Caractères">Sur une carte, la distance entre deux villes est de 5 cm. En réalité, elle est de 15 km.</text:span></text:h>
          <text:list>
            <text:list-item>
              <text:p text:style-name="P60"><text:span text:style-name="_5f_Caractères"><text:span text:style-name="T36">Complète.</text:span></text:span></text:p>
            </text:list-item>
          </text:list>
        </text:list-item>
      </text:list>
      <table:table table:name="Tableau26" table:style-name="Tableau26">
        <table:table-column table:style-name="Tableau26.A" table:number-columns-repeated="2"/>
        <table:table-column table:style-name="Tableau26.C"/>
        <table:table-row table:style-name="Tableau26.1">
          <table:table-cell table:style-name="Tableau26.A1" office:value-type="string">
            <text:h text:style-name="_5f_Tableau_5f_Centré_5f_Gras" text:outline-level="1"><text:span text:style-name="_5f_Caractères">Carte</text:span></text:h>
          </table:table-cell>
          <table:table-cell table:style-name="Tableau26.B1" office:value-type="string">
            <text:h text:style-name="P27" text:outline-level="1"><text:span text:style-name="_5f_Caractères"><text:span text:style-name="T31">5</text:span></text:span><text:span text:style-name="_5f_Caractères"><text:span text:style-name="T39"> </text:span></text:span><text:span text:style-name="_5f_Caractères"><text:span text:style-name="T31">cm</text:span></text:span></text:h>
          </table:table-cell>
          <table:table-cell table:style-name="Tableau26.C1" office:value-type="string">
            <text:h text:style-name="P27" text:outline-level="1"><text:span text:style-name="_5f_Caractères"><text:span text:style-name="T31">1</text:span></text:span><text:span text:style-name="_5f_Caractères"><text:span text:style-name="T39"> </text:span></text:span><text:span text:style-name="_5f_Caractères"><text:span text:style-name="T31">cm</text:span></text:span></text:h>
          </table:table-cell>
        </table:table-row>
        <table:table-row table:style-name="Tableau26.2">
          <table:table-cell table:style-name="Tableau26.A2" office:value-type="string">
            <text:h text:style-name="_5f_Tableau_5f_Centré_5f_Gras" text:outline-level="1"><text:span text:style-name="_5f_Caractères">Réalité</text:span></text:h>
          </table:table-cell>
          <table:table-cell table:style-name="Tableau26.B2" office:value-type="string">
            <text:h text:style-name="P26" text:outline-level="1"><text:span text:style-name="_5f_Caractères">15</text:span><text:span text:style-name="_5f_Caractères"><text:span text:style-name="T38"> </text:span></text:span><text:span text:style-name="_5f_Caractères">km</text:span></text:h>
          </table:table-cell>
          <table:table-cell table:style-name="Tableau26.C2" office:value-type="string">
            <text:h text:style-name="_5f_Tableau_5f_Centré" text:outline-level="1"><text:span text:style-name="_5f_pointillés_20_gris">…......</text:span><text:span text:style-name="_5f_Caractères"> km</text:span></text:h>
          </table:table-cell>
        </table:table-row>
      </table:table>
      <text:list text:continue-numbering="true" text:style-name="_5f_Numérotation_20_des_20_exercices">
        <text:list-item>
          <text:list>
            <text:list-item>
              <text:p text:style-name="P49"><text:span text:style-name="_5f_Caractères">1 cm sur le plan représente </text:span><text:span text:style-name="_5f_pointillés_20_gris">…..................... </text:span><text:span text:style-name="_5f_Caractères">cm en réalité donc l'échelle est de : </text:span><text:span text:style-name="_5f_pointillés_20_gris">…......................</text:span><text:span text:style-name="_5f_Caractères"> </text:span></text:p>
            </text:list-item>
          </text:list>
        </text:list-item>
        <text:list-item>
          <text:h text:style-name="P66" text:outline-level="1"><text:span text:style-name="_5f_Caractères">Sur une carte, 2 cm représentent 800 m.</text:span></text:h>
        </text:list-item>
      </text:list>
      <text:h text:style-name="_5f_Paragraphe" text:outline-level="1"><text:span text:style-name="_5f_Caractères">Complète le tableau puis les phrases.</text:span></text:h>
      <table:table table:name="Tableau29" table:style-name="Tableau29">
        <table:table-column table:style-name="Tableau29.A" table:number-columns-repeated="2"/>
        <table:table-column table:style-name="Tableau29.C"/>
        <table:table-row table:style-name="Tableau29.1">
          <table:table-cell table:style-name="Tableau29.A1" office:value-type="string">
            <text:h text:style-name="_5f_Tableau_5f_Centré_5f_Gras" text:outline-level="1"><text:span text:style-name="_5f_Caractères">Carte</text:span></text:h>
          </table:table-cell>
          <table:table-cell table:style-name="Tableau29.B1" office:value-type="string">
            <text:h text:style-name="P27" text:outline-level="1"><text:span text:style-name="_5f_Caractères"><text:span text:style-name="T31">2</text:span></text:span><text:span text:style-name="_5f_Caractères"><text:span text:style-name="T39"> </text:span></text:span><text:span text:style-name="_5f_Caractères"><text:span text:style-name="T31">cm</text:span></text:span></text:h>
          </table:table-cell>
          <table:table-cell table:style-name="Tableau29.C1" office:value-type="string">
            <text:h text:style-name="P27" text:outline-level="1"><text:span text:style-name="_5f_Caractères"><text:span text:style-name="T31">1</text:span></text:span><text:span text:style-name="_5f_Caractères"><text:span text:style-name="T39"> </text:span></text:span><text:span text:style-name="_5f_Caractères"><text:span text:style-name="T31">cm</text:span></text:span></text:h>
          </table:table-cell>
        </table:table-row>
        <table:table-row table:style-name="Tableau29.2">
          <table:table-cell table:style-name="Tableau29.A2" office:value-type="string">
            <text:h text:style-name="_5f_Tableau_5f_Centré_5f_Gras" text:outline-level="1"><text:span text:style-name="_5f_Caractères">Réalité</text:span></text:h>
          </table:table-cell>
          <table:table-cell table:style-name="Tableau29.B2" office:value-type="string">
            <text:h text:style-name="P26" text:outline-level="1"><text:span text:style-name="_5f_Caractères">800</text:span><text:span text:style-name="_5f_Caractères"><text:span text:style-name="T38"> </text:span></text:span><text:span text:style-name="_5f_Caractères">m</text:span></text:h>
          </table:table-cell>
          <table:table-cell table:style-name="Tableau29.C2" office:value-type="string">
            <text:h text:style-name="_5f_Tableau_5f_Centré" text:outline-level="1"><text:span text:style-name="_5f_pointillés_20_gris">…........</text:span><text:span text:style-name="_5f_Caractères"> m</text:span></text:h>
          </table:table-cell>
        </table:table-row>
      </table:table>
      <text:p text:style-name="P45"><text:span text:style-name="_5f_Caractères">1 cm sur le plan représente </text:span><text:span text:style-name="_5f_pointillés_20_gris">........................ </text:span><text:span text:style-name="_5f_Caractères">cm en réalité donc l'échelle est de : <text:s/></text:span><text:span text:style-name="_5f_pointillés_20_gris">….....……………….</text:span></text:p>
      <text:p text:style-name="P45"><text:span text:style-name="_5f_pointillés_20_gris"/></text:p>
      <text:list text:continue-numbering="true" text:style-name="_5f_Numérotation_20_des_20_exercices">
        <text:list-item>
          <text:h text:style-name="P66" text:outline-level="1"><text:span text:style-name="_5f_Caractères">Sur le plan d'une maison, les portes sont représentées par un segment de 1,2 cm de long. En réalité, elles sont larges de 0,</text:span><text:span text:style-name="_5f_Caractères"><text:span text:style-name="T45">9</text:span></text:span><text:span text:style-name="_5f_Caractères">0 m. Quelle est l'échelle de ce plan ?</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66" text:outline-level="1"><text:span text:style-name="_5f_Caractères">Sur une carte routière, on trouve cette </text:span><text:span text:style-name="_5f_Caractères"><text:span text:style-name="T42">échell</text:span></text:span><text:span text:style-name="_5f_Caractères">e.</text:span></text:h>
        </text:list-item>
      </text:list>
      <text:h text:style-name="_5f_Paragraphe" text:outline-level="1"><text:span text:style-name="_5f_Caractères"><draw:g text:anchor-type="as-char" svg:y="0cm" draw:z-index="96" draw:name="Forme10" draw:style-name="gr10"><draw:line draw:style-name="gr11" draw:text-style-name="P78" svg:x1="0cm" svg:y1="0.566cm" svg:x2="5.001cm" svg:y2="0.566cm"><text:p/></draw:line><draw:frame draw:style-name="gr12" draw:text-style-name="P79" svg:width="2.289cm" svg:height="0.567cm" svg:x="1.408cm" svg:y="0cm"><draw:text-box><text:p text:style-name="P78"><text:span text:style-name="T50">25 km</text:span></text:p></draw:text-box></draw:frame></draw:g></text:span></text:h>
      <text:list text:continue-numbering="true" text:style-name="_5f_Numérotation_20_des_20_exercices">
        <text:list-item>
          <text:list>
            <text:list-item>
              <text:p text:style-name="P54"><text:span text:style-name="_5f_Caractères">Rédige une phrase pour expliquer cette </text:span><text:span text:style-name="_5f_Caractères"><text:span text:style-name="T42">échell</text:span></text:span><text:span text:style-name="_5f_Caractères">e.</text:span></text:p>
            </text:list-item>
          </text:list>
        </text:list-item>
      </text:list>
      <text:p text:style-name="_5f_Paragraphe_5f_Réponse_5f_Pointillés_5f_Grisés"><text:span text:style-name="_5f_pointillés_20_gris"><text:tab/><text:tab/><text:tab/></text:span></text:p>
      <text:list text:continue-numbering="true" text:style-name="_5f_Numérotation_20_des_20_exercices">
        <text:list-item>
          <text:list>
            <text:list-item>
              <text:p text:style-name="P54"><text:span text:style-name="_5f_Caractères">Déduis-en une valeur approchée de la distance réelle qui sépare deux villes distantes de 8 cm sur la carte.</text:span></text:p>
            </text:list-item>
          </text:list>
        </text:list-item>
      </text:list>
      <text:p text:style-name="P30"><text:span text:style-name="_5f_pointillés_20_gris"><text:tab/><text:tab/><text:tab/><text:tab/></text:span></text:p>
      <text:list text:continue-numbering="true" text:style-name="_5f_Numérotation_20_des_20_exercices">
        <text:list-item>
          <text:h text:style-name="P33" text:outline-level="1"><text:soft-page-break/><text:span text:style-name="_5f_Caractères">Cette carte au trésor est à l'échelle 1/5 000.</text:span></text:h>
        </text:list-item>
      </text:list>
      <text:p text:style-name="P29"><text:span text:style-name="_5f_Caractères"><draw:g text:anchor-type="as-char" draw:z-index="97" draw:name="Shape2" draw:style-name="gr1"><draw:path draw:style-name="gr2" draw:text-style-name="P72" svg:width="7.006cm" svg:height="5.932cm" svg:x="0.001cm" svg:y="0cm" svg:viewBox="0 0 7007 5933" svg:d="M368 1703c32-271 272-449 425-655 166-229 442-280 696-290 210-11 428 99 636-58 217-163 509-196 735-346 192-130 447-213 657-137 190 68 389 142 579 59 190-84 402-165 621-154 209 7 417-149 599-118 197 151 377 302 599 406 243 113 366 381 560 580 195 198 291 458 135 638-143 164-207 519 80 560 249 31 351 293 307 502-43 201 91 448-155 599-212 130-423 100-658 114-351 21-174 295-250 463-88 200-124 420-215 619-100 218-98 455-211 675-127 247-383 301-599 406-221 108-432 6-675 155-215 133-462 219-717 212-221-7-434-65-657-77-263-15-342-253-387-522-40-241-445-144-655-233-211-89-403 9-620-154-193-143-262-346-426-540-164-195-435-246-562-444-143-226-194-503-210-772 0-242 46-563 270-638 336-113 218-424 37-521v-193l61-174z"><text:p/></draw:path><draw:frame draw:style-name="gr3" draw:text-style-name="P74" svg:width="1.502cm" svg:height="0.541cm" svg:x="0.831cm" svg:y="0.824cm"><draw:text-box><text:p text:style-name="P73"><text:span text:style-name="T49">Trésor</text:span></text:p></draw:text-box></draw:frame><draw:frame draw:style-name="gr4" draw:text-style-name="P74" svg:width="1.583cm" svg:height="0.828cm" svg:x="0.429cm" svg:y="3.895cm"><draw:text-box><text:p text:style-name="P73"><text:span text:style-name="T49">Falaise</text:span></text:p></draw:text-box></draw:frame><draw:frame draw:style-name="gr5" draw:text-style-name="P74" svg:width="1.511cm" svg:height="1.117cm" svg:x="2.833cm" svg:y="2.928cm"><draw:text-box><text:p text:style-name="P73"><text:span text:style-name="T49">Grotte</text:span></text:p></draw:text-box></draw:frame><draw:frame draw:style-name="gr6" draw:text-style-name="P76" svg:width="2.389cm" svg:height="0.83cm" svg:x="3.034cm" svg:y="4.47cm"><draw:text-box><text:p text:style-name="P75"><text:span text:style-name="T49">Cocotier géant</text:span></text:p></draw:text-box></draw:frame><draw:frame draw:style-name="gr7" draw:text-style-name="P76" svg:width="1.475cm" svg:height="1.405cm" svg:x="4.135cm" svg:y="0.647cm"><draw:text-box><text:p text:style-name="P75"><text:span text:style-name="T49">Plage des pirates</text:span></text:p></draw:text-box></draw:frame><draw:line draw:style-name="gr8" draw:text-style-name="P77" svg:x1="2.013cm" svg:y1="1.224cm" svg:x2="2.212cm" svg:y2="1.423cm"><text:p/></draw:line><draw:line draw:style-name="gr8" draw:text-style-name="P77" svg:x1="2.013cm" svg:y1="1.423cm" svg:x2="2.212cm" svg:y2="1.224cm"><text:p/></draw:line><draw:line draw:style-name="gr8" draw:text-style-name="P77" svg:x1="1.408cm" svg:y1="4.331cm" svg:x2="1.607cm" svg:y2="4.53cm"><text:p/></draw:line><draw:line draw:style-name="gr8" draw:text-style-name="P77" svg:x1="1.408cm" svg:y1="4.53cm" svg:x2="1.607cm" svg:y2="4.331cm"><text:p/></draw:line><draw:line draw:style-name="gr8" draw:text-style-name="P77" svg:x1="5.516cm" svg:y1="1.025cm" svg:x2="5.717cm" svg:y2="1.224cm"><text:p/></draw:line><draw:line draw:style-name="gr8" draw:text-style-name="P77" svg:x1="5.516cm" svg:y1="1.224cm" svg:x2="5.717cm" svg:y2="1.025cm"><text:p/></draw:line><draw:line draw:style-name="gr8" draw:text-style-name="P77" svg:x1="4.015cm" svg:y1="3.23cm" svg:x2="4.214cm" svg:y2="3.429cm"><text:p/></draw:line><draw:line draw:style-name="gr8" draw:text-style-name="P77" svg:x1="4.015cm" svg:y1="3.429cm" svg:x2="4.214cm" svg:y2="3.23cm"><text:p/></draw:line><draw:line draw:style-name="gr8" draw:text-style-name="P77" svg:x1="4.619cm" svg:y1="5.232cm" svg:x2="4.818cm" svg:y2="5.431cm"><text:p/></draw:line><draw:line draw:style-name="gr8" draw:text-style-name="P77" svg:x1="4.619cm" svg:y1="5.431cm" svg:x2="4.818cm" svg:y2="5.232cm"><text:p/></draw:line><draw:frame draw:style-name="gr9" draw:text-style-name="P74" svg:width="0.301cm" svg:height="0.542cm" svg:x="4.235cm" svg:y="3.062cm"><draw:text-box><text:p text:style-name="P73"><text:span text:style-name="T49">G</text:span></text:p></draw:text-box></draw:frame><draw:frame draw:style-name="gr3" draw:text-style-name="P74" svg:width="0.401cm" svg:height="0.541cm" svg:x="5.738cm" svg:y="0.859cm"><draw:text-box><text:p text:style-name="P73"><text:span text:style-name="T49">P</text:span></text:p></draw:text-box></draw:frame><draw:frame draw:style-name="gr3" draw:text-style-name="P74" svg:width="0.401cm" svg:height="0.541cm" svg:x="1.632cm" svg:y="4.165cm"><draw:text-box><text:p text:style-name="P73"><text:span text:style-name="T49">F</text:span></text:p></draw:text-box></draw:frame><draw:frame draw:style-name="gr3" draw:text-style-name="P74" svg:width="0.401cm" svg:height="0.541cm" svg:x="2.133cm" svg:y="1.06cm"><draw:text-box><text:p text:style-name="P73"><text:span text:style-name="T49">T</text:span></text:p></draw:text-box></draw:frame><draw:frame draw:style-name="gr3" draw:text-style-name="P74" svg:width="0.301cm" svg:height="0.541cm" svg:x="4.235cm" svg:y="5.066cm"><draw:text-box><text:p text:style-name="P73"><text:span text:style-name="T49">C</text:span></text:p></draw:text-box></draw:frame></draw:g></text:span></text:p>
      <text:h text:style-name="_5f_Paragraphe" text:outline-level="1"><text:span text:style-name="_5f_Caractères">Donne une valeur approchée de la distance réelle qui sépare :</text:span></text:h>
      <text:list xml:id="list182425675903173" text:continue-numbering="true" text:style-name="_5f_Numérotation_20_des_20_exercices">
        <text:list-item>
          <text:list>
            <text:list-item>
              <text:p text:style-name="P63"><text:span text:style-name="_5f_Caractères">le cocotier géant de la plage des pirates</text:span><text:span text:style-name="_5f_Caractères"><text:span text:style-name="T46"> </text:span></text:span><text:span text:style-name="_5f_Caractères">:</text:span></text:p>
            </text:list-item>
          </text:list>
        </text:list-item>
      </text:list>
      <text:list xml:id="list155050061231202" text:style-name="_5f_Numérotation_20_des_20_exercices">
        <text:list-item>
          <text:list>
            <text:list-header>
              <text:p text:style-name="P50"><text:span text:style-name="_5f_pointillés_20_gris">.................................................................................</text:span></text:p>
            </text:list-header>
          </text:list>
        </text:list-item>
      </text:list>
      <text:list xml:id="list182425951748046" text:continue-list="list182425675903173" text:style-name="_5f_Numérotation_20_des_20_exercices">
        <text:list-item>
          <text:list>
            <text:list-item>
              <text:p text:style-name="P63"><text:span text:style-name="_5f_Caractères">la grotte du trésor</text:span><text:span text:style-name="_5f_Caractères"><text:span text:style-name="T46"> </text:span></text:span><text:span text:style-name="_5f_Caractères">:</text:span></text:p>
            </text:list-item>
          </text:list>
        </text:list-item>
      </text:list>
      <text:list xml:id="list182426025689329" text:continue-list="list155050061231202" text:style-name="_5f_Numérotation_20_des_20_exercices">
        <text:list-item>
          <text:list>
            <text:list-header>
              <text:p text:style-name="P48"><text:span text:style-name="_5f_pointillés_20_gris">.................................................................................</text:span></text:p>
            </text:list-header>
          </text:list>
        </text:list-item>
      </text:list>
      <text:list xml:id="list182426780865694" text:continue-list="list182425951748046" text:style-name="_5f_Numérotation_20_des_20_exercices">
        <text:list-item>
          <text:list>
            <text:list-item>
              <text:p text:style-name="P63"><text:span text:style-name="_5f_Caractères">la falaise de la plage des pirates</text:span><text:span text:style-name="_5f_Caractères"><text:span text:style-name="T46"> </text:span></text:span><text:span text:style-name="_5f_Caractères">:</text:span></text:p>
            </text:list-item>
          </text:list>
        </text:list-item>
      </text:list>
      <text:list xml:id="list182425825436611" text:continue-list="list182426025689329" text:style-name="_5f_Numérotation_20_des_20_exercices">
        <text:list-item>
          <text:list>
            <text:list-header>
              <text:p text:style-name="P48"><text:span text:style-name="_5f_pointillés_20_gris">.................................................................................</text:span></text:p>
            </text:list-header>
          </text:list>
        </text:list-item>
      </text:list>
      <text:list xml:id="list182426558513855" text:continue-list="list182426780865694" text:style-name="_5f_Numérotation_20_des_20_exercices">
        <text:list-item>
          <text:list>
            <text:list-item>
              <text:p text:style-name="P63"><text:span text:style-name="_5f_Caractères">le trésor de la plage des pirates</text:span><text:span text:style-name="_5f_Caractères"><text:span text:style-name="T46"> </text:span></text:span><text:span text:style-name="_5f_Caractères">:</text:span></text:p>
            </text:list-item>
          </text:list>
        </text:list-item>
      </text:list>
      <text:list text:continue-list="list182425825436611" text:style-name="_5f_Numérotation_20_des_20_exercices">
        <text:list-item>
          <text:list>
            <text:list-header>
              <text:p text:style-name="P48"><text:span text:style-name="_5f_pointillés_20_gris">.................................................................................</text:span></text:p>
            </text:list-header>
          </text:list>
        </text:list-item>
      </text:list>
      <text:list text:continue-list="list182426558513855" text:style-name="_5f_Numérotation_20_des_20_exercices">
        <text:list-item>
          <text:h text:style-name="P68" text:outline-level="1"><text:span text:style-name="_5f_Caractères">Un horloger réalise le plan d'un mécanisme de montre a</text:span><text:span text:style-name="_5f_Caractères"><text:span text:style-name="T46">vec un coefficient d’agrandissement de </text:span></text:span><text:span text:style-name="_5f_Caractères">10.</text:span></text:h>
          <text:list>
            <text:list-item>
              <text:p text:style-name="P51"><text:span text:style-name="_5f_Caractères">Que représente cette échelle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62"><text:span text:style-name="_5f_Caractères">Quelle est la dimension sur le plan d'une pièce qui mesure en réalité 1,2 cm </text:span><text:span text:style-name="_5f_Caractères"><text:span text:style-name="T47">de longueur</text:span></text:span><text:span text:style-name="_5f_Caractères"> ?</text:span></text:p>
            </text:list-item>
          </text:list>
        </text:list-item>
      </text:list>
      <text:p text:style-name="_5f_Paragraphe_5f_Réponse_5f_Pointillés_5f_Grisés"><text:span text:style-name="_5f_pointillés_20_gris"><text:tab/><text:line-break/><text:tab/></text:span></text:p>
      <text:list text:continue-numbering="true" text:style-name="_5f_Numérotation_20_des_20_exercices">
        <text:list-item>
          <text:list>
            <text:list-item>
              <text:p text:style-name="P62"><text:span text:style-name="_5f_Caractères">Il dessine le boîtier </text:span><text:span text:style-name="_5f_Caractères"><text:span text:style-name="T42">circulaire</text:span></text:span><text:span text:style-name="_5f_Caractères"> de la montre à l'aide d'un cercle de 15 cm de rayon. <text:line-break/>Quelle est sa dimension dans la réalité ?</text:span></text:p>
              <text:p text:style-name="P52"><text:span text:style-name="_5f_pointillés_20_gris"><text:tab/></text:span></text:p>
            </text:list-item>
          </text:list>
          <text:p text:style-name="P52"><text:span text:style-name="_5f_Caractères"><text:tab/></text:span></text:p>
        </text:list-item>
        <text:list-item>
          <text:h text:style-name="P71" text:outline-level="1"><text:span text:style-name="_5f_Caractères">L'iris de notre œil peut être vu comme un cercle d'environ 8 mm de diamètre. Quelle est sa taille si on le représente à l'échelle 8 ?</text:span></text:h>
        </text:list-item>
      </text:list>
      <text:section text:style-name="Sect1" text:name="Section1">
        <text:p text:style-name="P31"><text:span text:style-name="_5f_pointillés_20_gris"><text:tab/><text:line-break/></text:span><text:span text:style-name="_5f_Caractères"><text:tab/></text:span></text:p>
        <text:list text:continue-numbering="true" text:style-name="_5f_Numérotation_20_des_20_exercices">
          <text:list-item>
            <text:h text:style-name="P66" text:outline-level="1"><text:span text:style-name="_5f_Caractères">J'ai fait agrandir une photo initialement sortie en « 10 par 15 » au format « 30 par 45 ». </text:span></text:h>
            <text:list>
              <text:list-item>
                <text:p text:style-name="P61"><text:span text:style-name="_5f_Caractères">Quelle est </text:span><text:span text:style-name="_5f_Caractères"><text:span text:style-name="T46">le coefficient</text:span></text:span><text:span text:style-name="_5f_Caractères"> d'agrandissement ?</text:span></text:p>
              </text:list-item>
            </text:list>
          </text:list-item>
        </text:list>
        <text:p text:style-name="_5f_Paragraphe_5f_Réponse_5f_Pointillés_5f_Grisés"><text:span text:style-name="_5f_pointillés_20_gris"><text:span text:style-name="T48"><text:tab/></text:span></text:span><text:span text:style-name="_5f_pointillés_20_gris"><text:line-break/><text:tab/><text:tab/></text:span></text:p>
        <text:list text:continue-numbering="true" text:style-name="_5f_Numérotation_20_des_20_exercices">
          <text:list-item>
            <text:list>
              <text:list-item>
                <text:p text:style-name="P54"><text:span text:style-name="_5f_Caractères">Par combien l’aire a-t-elle été multipliée ?</text:span></text:p>
              </text:list-item>
            </text:list>
          </text:list-item>
        </text:list>
        <text:p text:style-name="P23"><text:span text:style-name="_5f_pointillés_20_gris"><text:span text:style-name="T48"><text:tab/><text:line-break/><text:tab/><text:tab/></text:span></text:span><text:span text:style-name="_5f_pointillés_20_gris"><text:line-break/><text:tab/><text:tab/></text:span></text:p>
        <text:list text:continue-numbering="true" text:style-name="_5f_Numérotation_20_des_20_exercices">
          <text:list-item>
            <text:h text:style-name="P69" text:outline-level="1"><text:span text:style-name="_5f_Caractères">Quelle est la hauteur d'une reproduction à l'échelle 1/150 de la Tour Eiffel </text:span><text:span text:style-name="_5f_Caractères"><text:span text:style-name="T42">qui mesure </text:span></text:span><text:span text:style-name="_5f_Caractères">324 m en réalité ?</text:span></text:h>
          </text:list-item>
        </text:list>
        <text:p text:style-name="P22"><text:span text:style-name="_5f_Caractères"><text:span text:style-name="T48"><text:tab/></text:span></text:span><text:span text:style-name="_5f_Caractères"><text:line-break/><text:tab/><text:tab/><text:line-break/><text:tab/><text:tab/></text:span></text:p>
      </text:section>
      <text:section text:style-name="Sect1" text:name="Section2">
        <text:list text:continue-numbering="true" text:style-name="_5f_Numérotation_20_des_20_exercices">
          <text:list-item>
            <text:h text:style-name="P70" text:outline-level="1"><text:span text:style-name="_5f_Caractères">Une fourmi mesure en réalité environ 6 mm. Quelle est sa taille sur un schéma à l'échelle 4/1 (on </text:span><text:span text:style-name="_5f_Caractères"><text:span text:style-name="T37">peut </text:span></text:span><text:span text:style-name="_5f_Caractères">aussi écrire « à l’échelle 4 ») ?</text:span></text:h>
          </text:list-item>
        </text:list>
        <text:p text:style-name="P32"><text:span text:style-name="_5f_pointillés_20_gris"><text:span text:style-name="T48"><text:tab/></text:span></text:span><text:span text:style-name="_5f_pointillés_20_gris"><text:tab/></text:span><text:span text:style-name="_5f_pointillés_20_gris"><text:span text:style-name="T48"><text:tab/></text:span></text:span><text:span text:style-name="_5f_Caractères"><text:line-break/><text:tab/></text:span><text:span text:style-name="_5f_Caractères"><text:span text:style-name="T48"><text:tab/></text:span></text:span></text:p>
        <text:list text:continue-numbering="true" text:style-name="_5f_Numérotation_20_des_20_exercices">
          <text:list-item>
            <text:h text:style-name="P66" text:outline-level="1"><text:span text:style-name="_5f_Caractères"><text:span text:style-name="T25">S</text:span></text:span><text:span text:style-name="_5f_Caractères">ur un schéma du cœur à l'échelle 3, le diamètre de l'aorte </text:span><text:span text:style-name="_5f_Caractères"><text:span text:style-name="T42">mesure</text:span></text:span><text:span text:style-name="_5f_Caractères"> 4,5 cm. Quel est son diamètre réel ?</text:span></text:h>
          </text:list-item>
        </text:list>
        <text:p text:style-name="_5f_Paragraphe_5f_Réponse_5f_Pointillés_5f_Grisés"><text:span text:style-name="_5f_pointillés_20_gris"><text:span text:style-name="T48"><text:tab/><text:line-break/><text:tab/><text:tab/></text:span></text:span><text:span text:style-name="_5f_Caractères"><text:line-break/><text:tab/><text:tab/><text:line-break/><text:tab/><text:tab/></text:span></text:p>
        <text:list text:continue-numbering="true" text:style-name="_5f_Numérotation_20_des_20_exercices">
          <text:list-item>
            <text:h text:style-name="P65" text:outline-level="1"><text:span text:style-name="_5f_Caractères"><text:span text:style-name="T29">Tyrannosaure</text:span></text:span></text:h>
            <text:list>
              <text:list-item>
                <text:p text:style-name="P61"><text:span text:style-name="_5f_Caractères">Corentin possède un tyrannosaure à l’échelle 1/40 qui mesure 15</text:span><text:span text:style-name="_5f_Caractères"><text:span text:style-name="T38"> </text:span></text:span><text:span text:style-name="_5f_Caractères">cm. <text:line-break/>Quel</text:span><text:span text:style-name="_5f_Caractères"><text:span text:style-name="T29">le</text:span></text:span><text:span text:style-name="_5f_Caractères"> est la taille réelle de ce dinosaure ?</text:span></text:p>
              </text:list-item>
            </text:list>
          </text:list-item>
        </text:list>
        <text:p text:style-name="P22"><text:span text:style-name="_5f_Caractères"><text:span text:style-name="T48"><text:tab/></text:span></text:span><text:span text:style-name="_5f_Caractères"><text:line-break/><text:tab/><text:tab/></text:span></text:p>
        <text:list text:continue-numbering="true" text:style-name="_5f_Numérotation_20_des_20_exercices">
          <text:list-item>
            <text:list>
              <text:list-item>
                <text:p text:style-name="P61"><text:span text:style-name="_5f_Caractères">Corentin </text:span><text:span text:style-name="_5f_Caractères"><text:span text:style-name="T46">mesure</text:span></text:span><text:span text:style-name="_5f_Caractères"> 1,63</text:span><text:span text:style-name="_5f_Caractères"><text:span text:style-name="T38"> </text:span></text:span><text:span text:style-name="_5f_Caractères">m. Quelle serait sa taille à l’échelle 1/40 ?</text:span></text:p>
              </text:list-item>
            </text:list>
          </text:list-item>
        </text:list>
      </text:section>
      <text:p text:style-name="_5f_Paragraphe_5f_Réponse_5f_Pointillés_5f_Grisés"><text:span text:style-name="_5f_Caractères"><text:span text:style-name="T34"><text:tab/></text:span></text:span><text:span text:style-name="_5f_Caractères"><text:span text:style-name="T31"><text:line-break/><text:tab/></text:span></text:span><text:span text:style-name="_5f_Caractères"><text:span text:style-name="T34"><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1" number:min-decimal-places="1" number:min-integer-digits="1"/>
    </number:number-style>
    <number:number-style style:name="N115">
      <number:number number:decimal-places="4" number:min-decimal-places="0" number:decimal-replacement="" number:min-integer-digits="0" number:grouping="true"/>
    </number:number-style>
    <number:number-style style:name="N116">
      <number:number number:decimal-places="3" number:min-decimal-places="3" number:min-integer-digits="1"/>
    </number:number-style>
    <number:percentage-style style:name="N117">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e03d9d" officeooo:paragraph-rsid="00e03d9d"/>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e03d9d"/>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0" draw:name="Shape1_11" draw:style-name="Mgr3" draw:text-style-name="MP3" svg:width="4.329cm" svg:height="2.24cm" svg:x="-1.499cm" svg:y="-1cm" svg:viewBox="0 0 4330 2241" svg:d="M0 2241l3984-288c209-15 363-168 345-342l-170-1611h-4159z"><text:p/></draw:path><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3" draw:name="Shape1_ 1" draw:style-name="Mgr3" draw:text-style-name="MP3"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3" draw:text-style-name="MP3"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4" svg:x1="16.704cm" svg:y1="0.36cm" svg:x2="20.496cm" svg:y2="0.36cm"><text:p/></draw:line><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5</text:span></text:p></draw:text-box></draw:frame><draw:polyline text:anchor-type="paragraph" draw:z-index="60"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text:span text:style-name="MT20">Échelles </text:span></text:p>
      </style:header>
      <style:header-left>
        <text:p text:style-name="MP24"><draw:path text:anchor-type="paragraph" draw:z-index="64" draw:name="Shape1_6" draw:style-name="Mgr11" draw:text-style-name="MP18" svg:width="4.329cm" svg:height="2.24cm" svg:x="-1.499cm" svg:y="-1cm" svg:viewBox="0 0 4330 2241" svg:d="M0 2241l3984-288c209-15 363-168 345-342l-170-1611h-4159z"><text:p/></draw:path><draw:line text:anchor-type="paragraph" draw:z-index="63" draw:name="Shape3_4" draw:style-name="Mgr10" draw:text-style-name="MP4" svg:x1="14.425cm" svg:y1="0.36cm" svg:x2="20.496cm" svg:y2="0.36cm"><text:p/></draw:line><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5</text:span></text:p></draw:text-box></draw:frame>échelles</text:p>
      </style:header-left>
      <style:footer>
        <text:p text:style-name="MP25"><draw:frame draw:style-name="Mfr3" draw:name="Frame1" text:anchor-type="paragraph" svg:y="-0.06cm" draw:z-index="61"><draw:text-box fo:min-height="0.499cm" fo:min-width="2.953cm"><draw:frame draw:style-name="Mfr2" draw:name="Frame2" text:anchor-type="frame" svg:x="0.45cm" svg:y="0.079cm" svg:width="0.817cm" draw:z-index="62"><draw:text-box fo:min-height="0.355cm"><text:p text:style-name="MP12"><text:span text:style-name="_5f_Caractères_5f_gras_5f_Blanc"><text:page-number text:select-page="current">3</text:page-number></text:span></text:p></draw:text-box></draw:frame><text:p text:style-name="MP26">échelles</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25"><draw:text-box fo:min-height="0.499cm" fo:min-width="3cm"><draw:frame draw:style-name="Mfr2" draw:name="Frame1381" text:anchor-type="frame" svg:x="0.45cm" svg:y="0.079cm" svg:width="0.817cm" draw:z-index="26"><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échelles</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48:11.751999528</meta:creation-date>
    <meta:editing-duration>PT3H27M37S</meta:editing-duration>
    <meta:editing-cycles>45</meta:editing-cycles>
    <meta:generator>LibreOffice/24.2.5.2$Windows_X86_64 LibreOffice_project/bffef4ea93e59bebbeaf7f431bb02b1a39ee8a59</meta:generator>
    <dc:date>2024-07-14T18:24:24.709000000</dc:date>
    <meta:document-statistic meta:table-count="5" meta:image-count="0" meta:object-count="0" meta:page-count="2" meta:paragraph-count="158" meta:word-count="889" meta:character-count="5093" meta:non-whitespace-character-count="4236"/>
    <meta:template xlink:type="simple" xlink:actuate="onRequest" xlink:title="Modele_Cahier" xlink:href="../../../../../../../../.config/libreoffice/4/user/template/Modele_Cahier.ott" meta:date="2023-11-11T20:49:47.573760932"/>
  </office:meta>
</office:document-meta>
</file>